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9.6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09pt"/>
    </style:style>
    <style:style style:name="co8" style:family="table-column">
      <style:table-column-properties fo:break-before="auto" style:column-width="100.06pt"/>
    </style:style>
    <style:style style:name="co9" style:family="table-column">
      <style:table-column-properties fo:break-before="auto" style:column-width="9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77.96pt" svg:y="269.38pt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aw: 18563 <text:s text:c="3"/>sampled: 1869.443 <text:s text:c="2"/>given: 3800 <text:s text:c="2"/>gain: 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8563 <text:s text:c="3"/>sampled: 1869.443 <text:s text:c="2"/>given: 3800 <text:s text:c="2"/>gain: 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7587 <text:s text:c="3"/>sampled: 1771.152 <text:s text:c="2"/>given: 3600 <text:s text:c="2"/>gain: 2.03257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7588 <text:s text:c="3"/>sampled: 1771.252 <text:s text:c="2"/>given: 3600 <text:s text:c="2"/>gain: 2.0324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6609 <text:s text:c="3"/>sampled: 1672.659 <text:s text:c="2"/>given: 3400 <text:s text:c="2"/>gain: 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6609 <text:s text:c="3"/>sampled: 1672.659 <text:s text:c="2"/>given: 3400 <text:s text:c="2"/>gain: 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5633 <text:s text:c="3"/>sampled: 1574.368 <text:s text:c="2"/>given: 3200 <text:s text:c="2"/>gain: 2.03256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5633 <text:s text:c="3"/>sampled: 1574.368 <text:s text:c="2"/>given: 3200 <text:s text:c="2"/>gain: 2.03256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4657 <text:s text:c="3"/>sampled: 1476.077 <text:s text:c="2"/>given: 3000 <text:s text:c="2"/>gain: 2.032414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4656 <text:s text:c="3"/>sampled: 1475.977 <text:s text:c="2"/>given: 3000 <text:s text:c="2"/>gain: 2.032553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3681 <text:s text:c="3"/>sampled: 1377.786 <text:s text:c="2"/>given: 2800 <text:s text:c="2"/>gain: 2.03224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3681 <text:s text:c="3"/>sampled: 1377.786 <text:s text:c="2"/>given: 2800 <text:s text:c="2"/>gain: 2.03224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2703 <text:s text:c="3"/>sampled: 1279.294 <text:s text:c="2"/>given: 2600 <text:s text:c="2"/>gain: 2.0323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2703 <text:s text:c="3"/>sampled: 1279.294 <text:s text:c="2"/>given: 2600 <text:s text:c="2"/>gain: 2.0323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1727 <text:s text:c="3"/>sampled: 1181.003 <text:s text:c="2"/>given: 2400 <text:s text:c="2"/>gain: 2.0321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1727 <text:s text:c="3"/>sampled: 1181.003 <text:s text:c="2"/>given: 2400 <text:s text:c="2"/>gain: 2.0321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0750 <text:s text:c="3"/>sampled: 1082.611 <text:s text:c="2"/>given: 2200 <text:s text:c="2"/>gain: 2.032124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Raw: 10750 <text:s text:c="3"/>sampled: 1082.611 <text:s text:c="2"/>given: 2200 <text:s text:c="2"/>gain: 2.032124</text:p>
          </table:table-cell>
          <table:table-cell table:style-name="ce8" table:number-columns-repeated="4"/>
          <table:table-cell table:number-columns-repeated="8"/>
        </table:table-row>
        <table:table-row table:style-name="ro1" table:number-rows-repeated="3">
          <table:table-cell table:style-name="ce2"/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691" calcext:value-type="float">
            <text:p>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691" calcext:value-type="float">
            <text:p>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576" calcext:value-type="float">
            <text:p>2.03257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46" calcext:value-type="float">
            <text:p>2.0324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691" calcext:value-type="float">
            <text:p>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691" calcext:value-type="float">
            <text:p>2.03269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561" calcext:value-type="float">
            <text:p>2.03256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561" calcext:value-type="float">
            <text:p>2.03256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414" calcext:value-type="float">
            <text:p>2.032414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553" calcext:value-type="float">
            <text:p>2.032553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246" calcext:value-type="float">
            <text:p>2.03224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246" calcext:value-type="float">
            <text:p>2.032246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371" calcext:value-type="float">
            <text:p>2.0323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371" calcext:value-type="float">
            <text:p>2.0323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171" calcext:value-type="float">
            <text:p>2.03217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171" calcext:value-type="float">
            <text:p>2.032171</text:p>
          </table:table-cell>
          <table:table-cell table:style-name="ce9" table:number-columns-repeated="3"/>
          <table:table-cell table:style-name="ce8"/>
          <table:table-cell table:number-columns-repeated="8"/>
        </table:table-row>
        <table:table-row table:style-name="ro1">
          <table:table-cell table:style-name="ce2" office:value-type="float" office:value="2.032124" calcext:value-type="float">
            <text:p>2.032124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124" calcext:value-type="float">
            <text:p>2.032124</text:p>
          </table:table-cell>
          <table:table-cell table:style-name="ce8" table:number-columns-repeated="4"/>
          <table:table-cell table:number-columns-repeated="8"/>
        </table:table-row>
        <table:table-row table:style-name="ro1" table:number-rows-repeated="3">
          <table:table-cell table:style-name="ce2"/>
          <table:table-cell table:style-name="ce8" table:number-columns-repeated="4"/>
          <table:table-cell table:number-columns-repeated="8"/>
        </table:table-row>
        <table:table-row table:style-name="ro1">
          <table:table-cell table:style-name="ce2" office:value-type="float" office:value="2.0324" calcext:value-type="float">
            <text:p>2.0324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/>
          <table:table-cell table:style-name="ce8" table:number-columns-repeated="4"/>
          <table:table-cell table:number-columns-repeated="8"/>
        </table:table-row>
        <table:table-row table:style-name="ro1">
          <table:table-cell table:style-name="ce5"/>
          <table:table-cell table:style-name="ce8" table:number-columns-repeated="4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average samples 100A</text:p>
          </table:table-cell>
          <table:table-cell office:value-type="string" calcext:value-type="string">
            <text:p>res values</text:p>
          </table:table-cell>
          <table:table-cell office:value-type="string" calcext:value-type="string">
            <text:p>avg res values</text:p>
          </table:table-cell>
          <table:table-cell table:style-name="ce3" office:value-type="string" calcext:value-type="string">
            <text:p>calc current 100A</text:p>
          </table:table-cell>
          <table:table-cell office:value-type="string" calcext:value-type="string">
            <text:p>Gain 100A</text:p>
          </table:table-cell>
          <table:table-cell table:style-name="ce3"/>
          <table:table-cell/>
          <table:table-cell office:value-type="string" calcext:value-type="string">
            <text:p>average samples 10A</text:p>
          </table:table-cell>
          <table:table-cell office:value-type="string" calcext:value-type="string">
            <text:p>res values</text:p>
          </table:table-cell>
          <table:table-cell office:value-type="string" calcext:value-type="string">
            <text:p>avg res values</text:p>
          </table:table-cell>
          <table:table-cell table:style-name="ce3" office:value-type="string" calcext:value-type="string">
            <text:p>calc current 10A</text:p>
          </table:table-cell>
          <table:table-cell office:value-type="string" calcext:value-type="string">
            <text:p>Gain 10A</text:p>
          </table:table-cell>
        </table:table-row>
        <table:table-row table:style-name="ro1">
          <table:table-cell table:style-name="Default"/>
          <table:table-cell table:style-name="ce4" office:value-type="float" office:value="2346.403" calcext:value-type="float">
            <text:p>2346.403</text:p>
          </table:table-cell>
          <table:table-cell office:value-type="float" office:value="49.9492" calcext:value-type="float">
            <text:p>49.9492</text:p>
          </table:table-cell>
          <table:table-cell table:style-name="ce4" office:value-type="float" office:value="49.9418" calcext:value-type="float">
            <text:p>49.9418</text:p>
          </table:table-cell>
          <table:table-cell table:formula="of:=2*[.D49]" office:value-type="float" office:value="99.8836" calcext:value-type="float">
            <text:p>99.8836</text:p>
          </table:table-cell>
          <table:table-cell table:formula="of:=[.E49]/[.B49]" office:value-type="float" office:value="0.0425688170361187" calcext:value-type="float">
            <text:p>0.042568817036119</text:p>
          </table:table-cell>
          <table:table-cell table:number-columns-repeated="2"/>
          <table:table-cell table:style-name="ce4" office:value-type="float" office:value="2262.0148" calcext:value-type="float">
            <text:p>2262.0148</text:p>
          </table:table-cell>
          <table:table-cell office:value-type="float" office:value="4.8689" calcext:value-type="float">
            <text:p>4.8689</text:p>
          </table:table-cell>
          <table:table-cell table:style-name="ce4" office:value-type="float" office:value="4.8626" calcext:value-type="float">
            <text:p>4.8626</text:p>
          </table:table-cell>
          <table:table-cell table:formula="of:=2*[.K49]" office:value-type="float" office:value="9.7252" calcext:value-type="float">
            <text:p>9.7252</text:p>
          </table:table-cell>
          <table:table-cell table:formula="of:=[.L49]/[.I49]" office:value-type="float" office:value="0.00429935294853066" calcext:value-type="float">
            <text:p>0.004299352948531</text:p>
          </table:table-cell>
        </table:table-row>
        <table:table-row table:style-name="ro1">
          <table:table-cell table:style-name="Default"/>
          <table:table-cell/>
          <table:table-cell office:value-type="float" office:value="49.9429" calcext:value-type="float">
            <text:p>49.9429</text:p>
          </table:table-cell>
          <table:table-cell table:number-columns-repeated="6"/>
          <table:table-cell office:value-type="float" office:value="4.8625" calcext:value-type="float">
            <text:p>4.862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49.9398" calcext:value-type="float">
            <text:p>49.9398</text:p>
          </table:table-cell>
          <table:table-cell table:number-columns-repeated="6"/>
          <table:table-cell office:value-type="float" office:value="4.8597" calcext:value-type="float">
            <text:p>4.859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49.9356" calcext:value-type="float">
            <text:p>49.9356</text:p>
          </table:table-cell>
          <table:table-cell table:number-columns-repeated="6"/>
          <table:table-cell office:value-type="float" office:value="4.8595" calcext:value-type="float">
            <text:p>4.85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table:number-columns-repeated="6"/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3" table:number-columns-repeated="5"/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6"/>
        </table:table-row>
        <table:table-row table:style-name="ro1" table:number-rows-repeated="48">
          <table:table-cell table:number-columns-repeated="13"/>
        </table:table-row>
        <table:table-row table:style-name="ro1">
          <table:table-cell table:style-name="ce3" table:number-columns-repeated="6"/>
          <table:table-cell table:number-columns-repeated="7"/>
        </table:table-row>
        <table:table-row table:style-name="ro1" table:number-rows-repeated="9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3:14:09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2T15:04:10.137000000</dc:date>
    <meta:editing-duration>PT5H36M32S</meta:editing-duration>
    <meta:editing-cycles>100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2:Sheet1.A39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691">
                <text:p>2.032691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576">
                <text:p>2.032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46">
                <text:p>2.03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553">
                <text:p>2.032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171">
                <text:p>2.032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2171">
                <text:p>2.032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124">
                <text:p>2.032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124">
                <text:p>2.032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